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Liberation Mono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Monaco1" svg:font-family="Monaco, 'Courier New', 'DejaVu Sans Mono', 'Bitstream Vera Sans Mono', monospace"/>
    <style:font-face style:name="Monaco" svg:font-family="Monaco, Menlo, Consolas, 'Courier New', monospace"/>
    <style:font-face style:name="Open Sans" svg:font-family="'Open Sans', 'Helvetica Neue', Helvetica, Arial, sans-serif"/>
    <style:font-face style:name="UbuntuBeta Mono" svg:font-family="'UbuntuBeta Mono', 'Ubuntu Mono', 'Courier New', Courier, monospace"/>
    <style:font-face style:name="FreeSans3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8c9" officeooo:paragraph-rsid="000948c9"/>
    </style:style>
    <style:style style:name="P2" style:family="paragraph" style:parent-style-name="Standard">
      <style:text-properties officeooo:rsid="001777a5" officeooo:paragraph-rsid="001777a5"/>
    </style:style>
    <style:style style:name="P3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26e3b6" officeooo:paragraph-rsid="0026e3b6"/>
    </style:style>
    <style:style style:name="P4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26e3b6" officeooo:paragraph-rsid="0056bc48"/>
    </style:style>
    <style:style style:name="P5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4fb797" officeooo:paragraph-rsid="0053b0ca"/>
    </style:style>
    <style:style style:name="P6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4fb797" officeooo:paragraph-rsid="0053b384"/>
    </style:style>
    <style:style style:name="P7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4fb797" officeooo:paragraph-rsid="0054f8c0"/>
    </style:style>
    <style:style style:name="P8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3214c5" officeooo:paragraph-rsid="0058c404"/>
    </style:style>
    <style:style style:name="P9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419eb3" officeooo:paragraph-rsid="005e5cd6"/>
    </style:style>
    <style:style style:name="P10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419eb3" officeooo:paragraph-rsid="005e861a"/>
    </style:style>
    <style:style style:name="P11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5e861a" officeooo:paragraph-rsid="005e861a"/>
    </style:style>
    <style:style style:name="P12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5e861a" officeooo:paragraph-rsid="005e9237"/>
    </style:style>
    <style:style style:name="P13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5e9237" officeooo:paragraph-rsid="005e9237"/>
    </style:style>
    <style:style style:name="P14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619c18" officeooo:paragraph-rsid="00619c18"/>
    </style:style>
    <style:style style:name="P15" style:family="paragraph" style:parent-style-name="Standard">
      <style:text-properties fo:font-variant="normal" fo:text-transform="none" fo:color="#000000" style:text-outline="false" style:text-line-through-style="none" style:text-line-through-type="none" style:font-name="FreeSans" fo:font-size="10pt" fo:letter-spacing="normal" fo:font-style="normal" fo:text-shadow="none" style:text-underline-style="none" fo:font-weight="normal" officeooo:rsid="0056bc48" officeooo:paragraph-rsid="0056bc48" style:font-size-asian="10pt" style:font-style-asian="normal" style:font-weight-asian="normal" style:text-emphasize="none"/>
    </style:style>
    <style:style style:name="P16" style:family="paragraph" style:parent-style-name="Standard">
      <style:text-properties officeooo:paragraph-rsid="005e861a"/>
    </style:style>
    <style:style style:name="P17" style:family="paragraph" style:parent-style-name="Preformatted_20_Text">
      <style:text-properties officeooo:rsid="000948c9" officeooo:paragraph-rsid="000948c9"/>
    </style:style>
    <style:style style:name="P18" style:family="paragraph" style:parent-style-name="Preformatted_20_Text">
      <style:text-properties officeooo:rsid="000948c9" officeooo:paragraph-rsid="00096002"/>
    </style:style>
    <style:style style:name="P19" style:family="paragraph" style:parent-style-name="Preformatted_20_Text">
      <style:text-properties officeooo:rsid="000948c9" officeooo:paragraph-rsid="000c550b"/>
    </style:style>
    <style:style style:name="P20" style:family="paragraph" style:parent-style-name="Preformatted_20_Text">
      <style:text-properties officeooo:rsid="000948c9" officeooo:paragraph-rsid="000e74c7"/>
    </style:style>
    <style:style style:name="P21" style:family="paragraph" style:parent-style-name="Preformatted_20_Text">
      <style:text-properties officeooo:rsid="000948c9" officeooo:paragraph-rsid="000fd02f"/>
    </style:style>
    <style:style style:name="P22" style:family="paragraph" style:parent-style-name="Preformatted_20_Text">
      <style:text-properties officeooo:rsid="000fd02f" officeooo:paragraph-rsid="000fd02f"/>
    </style:style>
    <style:style style:name="P23" style:family="paragraph" style:parent-style-name="Preformatted_20_Text">
      <style:text-properties officeooo:rsid="001030e6" officeooo:paragraph-rsid="001030e6"/>
    </style:style>
    <style:style style:name="P24" style:family="paragraph" style:parent-style-name="Preformatted_20_Text">
      <style:text-properties officeooo:rsid="00110535" officeooo:paragraph-rsid="00110535"/>
    </style:style>
    <style:style style:name="P25" style:family="paragraph" style:parent-style-name="Preformatted_20_Text">
      <style:text-properties officeooo:rsid="0014c8ac" officeooo:paragraph-rsid="0014c8ac"/>
    </style:style>
    <style:style style:name="P26" style:family="paragraph" style:parent-style-name="Preformatted_20_Text">
      <style:text-properties fo:font-variant="normal" fo:text-transform="none" fo:color="#222222" fo:letter-spacing="normal" fo:font-style="normal" fo:font-weight="normal" officeooo:rsid="001777a5" officeooo:paragraph-rsid="002041ba"/>
    </style:style>
    <style:style style:name="P27" style:family="paragraph" style:parent-style-name="Preformatted_20_Text">
      <style:text-properties fo:font-variant="normal" fo:text-transform="none" fo:color="#222222" fo:letter-spacing="normal" fo:font-style="normal" fo:font-weight="bold" officeooo:rsid="0014c8ac" officeooo:paragraph-rsid="0014c8ac" style:font-weight-asian="bold" style:font-weight-complex="bold"/>
    </style:style>
    <style:style style:name="P28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79786" officeooo:paragraph-rsid="00190abd"/>
    </style:style>
    <style:style style:name="P29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90abd" officeooo:paragraph-rsid="00190abd"/>
    </style:style>
    <style:style style:name="P30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ca8a1" officeooo:paragraph-rsid="001ca8a1"/>
    </style:style>
    <style:style style:name="P31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26e3b6" officeooo:paragraph-rsid="0026e3b6"/>
    </style:style>
    <style:style style:name="P32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2e9b5b" officeooo:paragraph-rsid="002e9b5b"/>
    </style:style>
    <style:style style:name="P33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214c5"/>
    </style:style>
    <style:style style:name="P3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38914"/>
    </style:style>
    <style:style style:name="P35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3b3b1"/>
    </style:style>
    <style:style style:name="P36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6794b"/>
    </style:style>
    <style:style style:name="P37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6cd29"/>
    </style:style>
    <style:style style:name="P38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9e480"/>
    </style:style>
    <style:style style:name="P39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b1cc0"/>
    </style:style>
    <style:style style:name="P40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4087bd"/>
    </style:style>
    <style:style style:name="P41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58c404"/>
    </style:style>
    <style:style style:name="P42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496dd" officeooo:paragraph-rsid="003496dd"/>
    </style:style>
    <style:style style:name="P43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9e480" officeooo:paragraph-rsid="0039e480"/>
    </style:style>
    <style:style style:name="P4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9e480" officeooo:paragraph-rsid="003b1cc0"/>
    </style:style>
    <style:style style:name="P45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9e480" officeooo:paragraph-rsid="004087bd"/>
    </style:style>
    <style:style style:name="P46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19eb3"/>
    </style:style>
    <style:style style:name="P47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2f47b"/>
    </style:style>
    <style:style style:name="P48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43722"/>
    </style:style>
    <style:style style:name="P49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5601f"/>
    </style:style>
    <style:style style:name="P50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5d972"/>
    </style:style>
    <style:style style:name="P51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84a29"/>
    </style:style>
    <style:style style:name="P52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cda7b"/>
    </style:style>
    <style:style style:name="P53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ec9e9"/>
    </style:style>
    <style:style style:name="P5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5e5cd6"/>
    </style:style>
    <style:style style:name="P55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43722" officeooo:paragraph-rsid="00443722"/>
    </style:style>
    <style:style style:name="P56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75e01" officeooo:paragraph-rsid="00475e01"/>
    </style:style>
    <style:style style:name="P57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75e01" officeooo:paragraph-rsid="004b7c89"/>
    </style:style>
    <style:style style:name="P58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75e01" officeooo:paragraph-rsid="004faa33"/>
    </style:style>
    <style:style style:name="P59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cda7b" officeooo:paragraph-rsid="004cda7b"/>
    </style:style>
    <style:style style:name="P60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fb797" officeooo:paragraph-rsid="004fb797"/>
    </style:style>
    <style:style style:name="P61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fb797" officeooo:paragraph-rsid="0053b0ca"/>
    </style:style>
    <style:style style:name="P62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53b0ca" officeooo:paragraph-rsid="0053b0ca"/>
    </style:style>
    <style:style style:name="P63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53b384" officeooo:paragraph-rsid="0053b384"/>
    </style:style>
    <style:style style:name="P6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5d390d" officeooo:paragraph-rsid="005d390d"/>
    </style:style>
    <style:style style:name="P65" style:family="paragraph" style:parent-style-name="Preformatted_20_Text">
      <style:text-properties fo:font-variant="normal" fo:text-transform="none" fo:color="#000000" style:font-name="Consolas" fo:font-size="10.5pt" fo:letter-spacing="normal" fo:font-style="normal" fo:font-weight="normal" officeooo:rsid="001777a5" officeooo:paragraph-rsid="001777a5"/>
    </style:style>
    <style:style style:name="P66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26e3b6" officeooo:paragraph-rsid="0026e3b6"/>
    </style:style>
    <style:style style:name="P67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2c98da" officeooo:paragraph-rsid="002c98da"/>
    </style:style>
    <style:style style:name="P68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4b7c89"/>
    </style:style>
    <style:style style:name="P69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4cda7b"/>
    </style:style>
    <style:style style:name="P70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4ec9e9"/>
    </style:style>
    <style:style style:name="P71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5bcba7"/>
    </style:style>
    <style:style style:name="P72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5d390d"/>
    </style:style>
    <style:style style:name="P73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5e5cd6"/>
    </style:style>
    <style:style style:name="P74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5e861a"/>
    </style:style>
    <style:style style:name="P75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5e9237"/>
    </style:style>
    <style:style style:name="P76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619c18"/>
    </style:style>
    <style:style style:name="P77" style:family="paragraph" style:parent-style-name="Preformatted_20_Text">
      <style:text-properties fo:font-style="italic" officeooo:rsid="0014c8ac" officeooo:paragraph-rsid="0014c8ac" style:font-style-asian="italic" style:font-style-complex="italic"/>
    </style:style>
    <style:style style:name="P78" style:family="paragraph" style:parent-style-name="Preformatted_20_Text">
      <style:text-properties officeooo:rsid="00168b0e" officeooo:paragraph-rsid="00168b0e"/>
    </style:style>
    <style:style style:name="P79" style:family="paragraph" style:parent-style-name="Preformatted_20_Text">
      <style:text-properties officeooo:rsid="0017332f" officeooo:paragraph-rsid="0017332f"/>
    </style:style>
    <style:style style:name="P80" style:family="paragraph" style:parent-style-name="Preformatted_20_Text">
      <style:text-properties officeooo:rsid="0017332f" officeooo:paragraph-rsid="001aeabe"/>
    </style:style>
    <style:style style:name="P81" style:family="paragraph" style:parent-style-name="Preformatted_20_Text">
      <style:text-properties officeooo:rsid="0017332f" officeooo:paragraph-rsid="001e2a89"/>
    </style:style>
    <style:style style:name="P82" style:family="paragraph" style:parent-style-name="Preformatted_20_Text">
      <style:text-properties officeooo:rsid="001777a5" officeooo:paragraph-rsid="001777a5"/>
    </style:style>
    <style:style style:name="P83" style:family="paragraph" style:parent-style-name="Preformatted_20_Text">
      <style:text-properties officeooo:rsid="00179786" officeooo:paragraph-rsid="00179786"/>
    </style:style>
    <style:style style:name="P84" style:family="paragraph" style:parent-style-name="Preformatted_20_Text">
      <style:text-properties officeooo:rsid="002041ba" officeooo:paragraph-rsid="002041ba"/>
    </style:style>
    <style:style style:name="P85" style:family="paragraph" style:parent-style-name="Preformatted_20_Text">
      <style:text-properties officeooo:rsid="002063d0" officeooo:paragraph-rsid="002063d0"/>
    </style:style>
    <style:style style:name="P86" style:family="paragraph" style:parent-style-name="Preformatted_20_Text">
      <style:text-properties officeooo:rsid="00223ea9" officeooo:paragraph-rsid="00223ea9"/>
    </style:style>
    <style:style style:name="P87" style:family="paragraph" style:parent-style-name="Preformatted_20_Text">
      <style:text-properties fo:font-weight="bold" officeooo:rsid="0014c8ac" officeooo:paragraph-rsid="0014c8ac" style:font-weight-asian="bold" style:font-weight-complex="bold"/>
    </style:style>
    <style:style style:name="P88" style:family="paragraph" style:parent-style-name="Preformatted_20_Text">
      <style:text-properties officeooo:rsid="002b0487" officeooo:paragraph-rsid="002b0487"/>
    </style:style>
    <style:style style:name="P89" style:family="paragraph" style:parent-style-name="Preformatted_20_Text">
      <style:text-properties officeooo:rsid="002c98da" officeooo:paragraph-rsid="002c98da"/>
    </style:style>
    <style:style style:name="P90" style:family="paragraph" style:parent-style-name="Preformatted_20_Text">
      <style:text-properties officeooo:rsid="0037ccba" officeooo:paragraph-rsid="0037ccba"/>
    </style:style>
    <style:style style:name="P91" style:family="paragraph" style:parent-style-name="Preformatted_20_Text">
      <style:text-properties officeooo:paragraph-rsid="0037ccba"/>
    </style:style>
    <style:style style:name="P92" style:family="paragraph" style:parent-style-name="Preformatted_20_Text">
      <style:text-properties officeooo:rsid="003d13ca" officeooo:paragraph-rsid="003d13ca"/>
    </style:style>
    <style:style style:name="P93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777a5" officeooo:paragraph-rsid="001777a5"/>
    </style:style>
    <style:style style:name="P94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fo:font-variant="normal" fo:text-transform="none" fo:color="#000000" style:font-name="Monaco" fo:font-size="10.5pt" fo:letter-spacing="normal" fo:font-style="normal" fo:font-weight="normal" officeooo:rsid="00419eb3" officeooo:paragraph-rsid="0045d972"/>
    </style:style>
    <style:style style:name="P95" style:family="paragraph" style:parent-style-name="Preformatted_20_Text">
      <style:paragraph-properties fo:margin-top="0in" fo:margin-bottom="0.1252in" loext:contextual-spacing="false" fo:widows="1" fo:padding="0.0193in" fo:border="0.06pt dotted #0c3762"/>
      <style:text-properties fo:font-variant="normal" fo:text-transform="none" fo:color="#222222" fo:letter-spacing="normal" fo:font-style="normal" fo:font-weight="normal" officeooo:paragraph-rsid="002041ba"/>
    </style:style>
    <style:style style:name="P9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b0487"/>
    </style:style>
    <style:style style:name="P97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9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font-name="Courier New" fo:font-size="9.75pt" fo:letter-spacing="normal" fo:font-style="normal" style:text-underline-style="none" fo:font-weight="normal" officeooo:rsid="002b0487" officeooo:paragraph-rsid="002b0487" style:text-blinking="false" fo:background-color="transparent"/>
    </style:style>
    <style:style style:name="P99" style:family="paragraph" style:parent-style-name="Preformatted_20_Text">
      <style:paragraph-properties fo:margin-top="0in" fo:margin-bottom="0in" loext:contextual-spacing="false" fo:text-align="start" style:justify-single-word="false" fo:widows="1" fo:padding="0in" fo:border="none"/>
    </style:style>
    <style:style style:name="P100" style:family="paragraph" style:parent-style-name="Text_20_body">
      <style:text-properties fo:font-variant="normal" fo:text-transform="none" fo:color="#333333" style:font-name="Open Sans" fo:font-size="10.5pt" fo:letter-spacing="normal" fo:font-style="normal" fo:font-weight="normal" officeooo:rsid="0026e3b6" officeooo:paragraph-rsid="00518faa"/>
    </style:style>
    <style:style style:name="P101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3214c5" officeooo:paragraph-rsid="0066a764"/>
    </style:style>
    <style:style style:name="P102" style:family="paragraph" style:parent-style-name="Standard">
      <style:text-properties fo:font-variant="normal" fo:text-transform="none" fo:color="#000000" style:text-outline="false" style:text-line-through-style="none" style:text-line-through-type="none" style:font-name="FreeSans" fo:font-size="10pt" fo:letter-spacing="normal" fo:font-style="normal" fo:text-shadow="none" style:text-underline-style="none" fo:font-weight="normal" officeooo:rsid="0056bc48" officeooo:paragraph-rsid="0056bc48" style:font-size-asian="10pt" style:font-style-asian="normal" style:font-weight-asian="normal" style:text-emphasize="none"/>
    </style:style>
    <style:style style:name="P103" style:family="paragraph" style:parent-style-name="Standard">
      <style:text-properties fo:font-variant="normal" fo:text-transform="none" fo:color="#000000" style:text-outline="false" style:text-line-through-style="none" style:text-line-through-type="none" style:font-name="FreeSans" fo:font-size="10pt" fo:letter-spacing="normal" fo:font-style="normal" fo:text-shadow="none" style:text-underline-style="none" fo:font-weight="normal" officeooo:rsid="0056bc48" officeooo:paragraph-rsid="006d66cf" style:font-size-asian="10pt" style:font-style-asian="normal" style:font-weight-asian="normal" style:text-emphasize="none"/>
    </style:style>
    <style:style style:name="P104" style:family="paragraph" style:parent-style-name="Standard">
      <style:text-properties fo:font-variant="normal" fo:text-transform="none" fo:color="#000000" style:text-outline="false" style:text-line-through-style="none" style:text-line-through-type="none" style:font-name="FreeSans" fo:font-size="10pt" fo:letter-spacing="normal" fo:font-style="normal" fo:text-shadow="none" style:text-underline-style="none" fo:font-weight="normal" officeooo:rsid="0066a764" officeooo:paragraph-rsid="0066a764" style:font-size-asian="10pt" style:font-style-asian="normal" style:font-weight-asian="normal" style:text-emphasize="none"/>
    </style:style>
    <style:style style:name="P105" style:family="paragraph" style:parent-style-name="Standard">
      <style:text-properties fo:font-variant="normal" fo:text-transform="none" fo:color="#000000" style:font-name="FreeSans1" fo:font-size="10pt" fo:letter-spacing="normal" fo:font-style="normal" fo:font-weight="normal" officeooo:rsid="003214c5" officeooo:paragraph-rsid="0066a764" style:font-size-asian="10pt" style:font-size-complex="10pt"/>
    </style:style>
    <style:style style:name="P106" style:family="paragraph" style:parent-style-name="Standard">
      <style:text-properties fo:font-variant="normal" fo:text-transform="none" fo:color="#000000" style:font-name="FreeSans1" fo:font-size="10pt" fo:letter-spacing="normal" fo:font-style="normal" fo:font-weight="normal" officeooo:rsid="003214c5" officeooo:paragraph-rsid="0058c404" style:font-size-asian="10pt" style:font-size-complex="10pt"/>
    </style:style>
    <style:style style:name="P107" style:family="paragraph" style:parent-style-name="Standard">
      <style:text-properties fo:font-variant="normal" fo:text-transform="none" fo:color="#000000" style:font-name="FreeSans1" fo:font-size="10pt" fo:letter-spacing="normal" fo:font-style="normal" fo:font-weight="normal" officeooo:rsid="003214c5" officeooo:paragraph-rsid="006d66cf" style:font-size-asian="10pt" style:font-size-complex="10pt"/>
    </style:style>
    <style:style style:name="P108" style:family="paragraph" style:parent-style-name="Standard">
      <style:text-properties fo:font-variant="normal" fo:text-transform="none" fo:color="#000000" style:font-name="FreeSans1" fo:font-size="10pt" fo:letter-spacing="normal" fo:font-style="normal" fo:font-weight="normal" officeooo:rsid="003214c5" officeooo:paragraph-rsid="006dcbe1" style:font-size-asian="10pt" style:font-size-complex="10pt"/>
    </style:style>
    <style:style style:name="P109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66a764"/>
    </style:style>
    <style:style style:name="P110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53b0ca" officeooo:paragraph-rsid="0053b0ca"/>
    </style:style>
    <style:style style:name="P111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66a764" officeooo:paragraph-rsid="0066a764"/>
    </style:style>
    <style:style style:name="P112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6b26a5" officeooo:paragraph-rsid="006b26a5"/>
    </style:style>
    <style:style style:name="P1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FreeSans" fo:font-size="10pt" fo:letter-spacing="normal" fo:font-style="normal" fo:text-shadow="none" style:text-underline-style="none" fo:font-weight="normal" officeooo:rsid="0056bc48" officeooo:paragraph-rsid="0058c404" style:font-size-asian="10pt" style:font-style-asian="normal" style:font-weight-asian="normal" style:text-emphasize="none"/>
    </style:style>
    <style:style style:name="P1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FreeSans" fo:font-size="10pt" fo:letter-spacing="normal" fo:font-style="normal" fo:text-shadow="none" style:text-underline-style="none" fo:font-weight="normal" officeooo:rsid="0056bc48" officeooo:paragraph-rsid="0066a764" style:font-size-asian="10pt" style:font-style-asian="normal" style:font-weight-asian="normal" style:text-emphasize="none"/>
    </style:style>
    <style:style style:name="P1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FreeSans1" fo:font-size="10pt" fo:letter-spacing="normal" fo:font-style="normal" fo:text-shadow="none" style:text-underline-style="none" fo:font-weight="normal" officeooo:rsid="0056bc48" officeooo:paragraph-rsid="0058c404" style:font-size-asian="10pt" style:font-style-asian="normal" style:font-weight-asian="normal" style:font-size-complex="10pt" style:text-emphasize="none"/>
    </style:style>
    <style:style style:name="P1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FreeSans1" fo:font-size="10pt" fo:letter-spacing="normal" fo:font-style="normal" fo:text-shadow="none" style:text-underline-style="none" fo:font-weight="normal" officeooo:rsid="003214c5" officeooo:paragraph-rsid="0066a764" style:font-size-asian="10pt" style:font-style-asian="normal" style:font-weight-asian="normal" style:font-size-complex="10pt" style:text-emphasize="none"/>
    </style:style>
    <style:style style:name="P1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FreeSans1" fo:font-size="10pt" fo:letter-spacing="normal" fo:font-style="normal" fo:text-shadow="none" style:text-underline-style="none" fo:font-weight="normal" officeooo:rsid="003214c5" officeooo:paragraph-rsid="006dcbe1" style:font-size-asian="10pt" style:font-style-asian="normal" style:font-weight-asian="normal" style:font-size-complex="10pt" style:text-emphasize="none"/>
    </style:style>
    <style:style style:name="P118" style:family="paragraph" style:parent-style-name="Preformatted_20_Text">
      <style:text-properties fo:font-variant="normal" fo:text-transform="none" fo:color="#000000" style:font-name="FreeSans1" fo:font-size="10pt" fo:letter-spacing="normal" fo:font-style="normal" fo:font-weight="normal" officeooo:rsid="003214c5" officeooo:paragraph-rsid="0066a764" style:font-size-asian="10pt" style:font-size-complex="10pt"/>
    </style:style>
    <style:style style:name="P119" style:family="paragraph" style:parent-style-name="Preformatted_20_Text">
      <style:text-properties fo:font-variant="normal" fo:text-transform="none" fo:color="#000000" style:font-name="FreeSans1" fo:font-size="10pt" fo:letter-spacing="normal" fo:font-style="normal" fo:font-weight="normal" officeooo:rsid="003214c5" officeooo:paragraph-rsid="0058c404" style:font-size-asian="10pt" style:font-size-complex="10pt"/>
    </style:style>
    <style:style style:name="P120" style:family="paragraph" style:parent-style-name="Preformatted_20_Text">
      <style:text-properties fo:font-variant="normal" fo:text-transform="none" fo:color="#000000" style:font-name="FreeSans1" fo:font-size="10pt" fo:letter-spacing="normal" fo:font-style="normal" fo:font-weight="normal" officeooo:rsid="003214c5" officeooo:paragraph-rsid="006d66cf" style:font-size-asian="10pt" style:font-size-complex="10pt"/>
    </style:style>
    <style:style style:name="P121" style:family="paragraph" style:parent-style-name="Preformatted_20_Text">
      <style:text-properties fo:font-variant="normal" fo:text-transform="none" fo:color="#000000" style:font-name="FreeSans1" fo:font-size="10pt" fo:letter-spacing="normal" fo:font-style="normal" fo:font-weight="normal" officeooo:rsid="003214c5" officeooo:paragraph-rsid="006dcbe1" style:font-size-asian="10pt" style:font-size-complex="10pt"/>
    </style:style>
    <style:style style:name="P122" style:family="paragraph" style:parent-style-name="Preformatted_20_Text">
      <style:text-properties officeooo:paragraph-rsid="0065fc98"/>
    </style:style>
    <style:style style:name="T1" style:family="text">
      <style:text-properties fo:font-variant="normal" fo:text-transform="none" fo:color="#000000" style:font-name="UbuntuBeta Mono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UbuntuBeta Mono" fo:font-size="9.75pt" fo:letter-spacing="normal" fo:font-style="normal" fo:font-weight="normal" officeooo:rsid="00096002"/>
    </style:style>
    <style:style style:name="T3" style:family="text">
      <style:text-properties fo:font-variant="normal" fo:text-transform="none" fo:color="#000000" style:font-name="UbuntuBeta Mono" fo:font-size="9.75pt" fo:letter-spacing="normal" fo:font-style="normal" fo:font-weight="normal" officeooo:rsid="000c550b"/>
    </style:style>
    <style:style style:name="T4" style:family="text">
      <style:text-properties fo:font-variant="normal" fo:text-transform="none" fo:color="#000000" style:font-name="UbuntuBeta Mono" fo:font-size="9.75pt" fo:letter-spacing="normal" fo:font-style="normal" fo:font-weight="normal" officeooo:rsid="000e74c7"/>
    </style:style>
    <style:style style:name="T5" style:family="text">
      <style:text-properties fo:font-variant="normal" fo:text-transform="none" fo:color="#000000" style:font-name="UbuntuBeta Mono" fo:font-size="9.75pt" fo:letter-spacing="normal" fo:font-style="normal" fo:font-weight="normal" officeooo:rsid="000fd02f"/>
    </style:style>
    <style:style style:name="T6" style:family="text">
      <style:text-properties fo:font-variant="normal" fo:text-transform="none" fo:color="#000000" style:font-name="Monaco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Monaco" fo:font-size="10.5pt" fo:letter-spacing="normal" fo:font-style="normal" fo:font-weight="normal" officeooo:rsid="00168b0e"/>
    </style:style>
    <style:style style:name="T8" style:family="text">
      <style:text-properties fo:font-variant="normal" fo:text-transform="none" fo:color="#000000" style:font-name="Monaco" fo:font-size="10.5pt" fo:letter-spacing="normal" fo:font-style="normal" fo:font-weight="normal" officeooo:rsid="005e861a"/>
    </style:style>
    <style:style style:name="T9" style:family="text">
      <style:text-properties fo:font-variant="normal" fo:text-transform="none" fo:color="#000000" style:font-name="Monaco" fo:font-size="10.5pt" fo:letter-spacing="normal" fo:font-style="normal" fo:font-weight="normal" officeooo:rsid="00190abd"/>
    </style:style>
    <style:style style:name="T10" style:family="text">
      <style:text-properties fo:font-variant="normal" fo:text-transform="none" fo:color="#000000" style:font-name="Monaco" fo:font-size="10.5pt" fo:letter-spacing="normal" fo:font-style="normal" fo:font-weight="normal" officeooo:rsid="00190abd" fo:background-color="#eeeeee" loext:char-shading-value="0" loext:padding="0in" loext:border="none"/>
    </style:style>
    <style:style style:name="T11" style:family="text">
      <style:text-properties fo:font-variant="normal" fo:text-transform="none" fo:color="#000000" style:font-name="Monaco" fo:font-size="10.5pt" fo:letter-spacing="normal" fo:font-style="normal" fo:font-weight="normal" officeooo:rsid="00661f49"/>
    </style:style>
    <style:style style:name="T12" style:family="text">
      <style:text-properties fo:font-variant="normal" fo:text-transform="none" fo:color="#222222" fo:letter-spacing="normal" fo:font-style="normal" fo:font-weight="normal"/>
    </style:style>
    <style:style style:name="T13" style:family="text">
      <style:text-properties fo:font-variant="normal" fo:text-transform="none" fo:color="#222222" fo:letter-spacing="normal" fo:font-style="normal" fo:font-weight="normal" officeooo:rsid="0039e480"/>
    </style:style>
    <style:style style:name="T14" style:family="text">
      <style:text-properties fo:font-variant="normal" fo:text-transform="none" fo:color="#222426" style:font-name="Consolas1" fo:font-size="9.75pt" fo:letter-spacing="normal" fo:font-style="normal" fo:font-weight="normal" fo:background-color="#eeeeee" loext:char-shading-value="0" loext:padding="0in" loext:border="none"/>
    </style:style>
    <style:style style:name="T15" style:family="text">
      <style:text-properties fo:font-variant="normal" fo:text-transform="none" fo:color="#111111" style:font-name="Consolas1" fo:font-size="9.75pt" fo:letter-spacing="normal" fo:font-style="normal" fo:font-weight="normal" fo:background-color="#eeeeee" loext:char-shading-value="0" loext:padding="0in" loext:border="none"/>
    </style:style>
    <style:style style:name="T16" style:family="text">
      <style:text-properties officeooo:rsid="0014c8ac"/>
    </style:style>
    <style:style style:name="T17" style:family="text">
      <style:text-properties officeooo:rsid="00190abd"/>
    </style:style>
    <style:style style:name="T18" style:family="text">
      <style:text-properties officeooo:rsid="00196391"/>
    </style:style>
    <style:style style:name="T19" style:family="text">
      <style:text-properties officeooo:rsid="001aeabe"/>
    </style:style>
    <style:style style:name="T20" style:family="text">
      <style:text-properties officeooo:rsid="000ff4ef"/>
    </style:style>
    <style:style style:name="T21" style:family="text">
      <style:text-properties officeooo:rsid="001e2a89"/>
    </style:style>
    <style:style style:name="T22" style:family="text">
      <style:text-properties officeooo:rsid="002041ba"/>
    </style:style>
    <style:style style:name="T23" style:family="text">
      <style:text-properties officeooo:rsid="0022be47"/>
    </style:style>
    <style:style style:name="T24" style:family="text">
      <style:text-properties officeooo:rsid="0023ab35"/>
    </style:style>
    <style:style style:name="T25" style:family="text">
      <style:text-properties officeooo:rsid="0027769b"/>
    </style:style>
    <style:style style:name="T26" style:family="text">
      <style:text-properties style:text-line-through-style="none" style:text-line-through-type="none" style:font-name="Courier New" style:text-underline-style="none" style:text-blinking="false" fo:background-color="transparent" loext:char-shading-value="0"/>
    </style:style>
    <style:style style:name="T27" style:family="text">
      <style:text-properties style:text-line-through-style="none" style:text-line-through-type="none" style:font-name="Courier New" style:text-underline-style="none" officeooo:rsid="002b0487" style:text-blinking="false" fo:background-color="transparent" loext:char-shading-value="0"/>
    </style:style>
    <style:style style:name="T28" style:family="text">
      <style:text-properties fo:color="#9900ff" style:text-line-through-style="none" style:text-line-through-type="none" style:font-name="Courier New" style:text-underline-style="none" fo:font-weight="bold" officeooo:rsid="002b0487" style:text-blinking="false" fo:background-color="transparent" loext:char-shading-value="0"/>
    </style:style>
    <style:style style:name="T29" style:family="text">
      <style:text-properties fo:color="#9900ff" style:text-line-through-style="none" style:text-line-through-type="none" style:font-name="Courier New" style:text-underline-style="none" fo:font-weight="bold" officeooo:rsid="002db580" style:text-blinking="false" fo:background-color="transparent" loext:char-shading-value="0"/>
    </style:style>
    <style:style style:name="T3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04a03" style:font-size-asian="10pt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style:font-name="Liberation Sans1" fo:font-size="10pt" fo:text-shadow="none" style:text-underline-style="none" style:font-size-asian="10pt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style:font-name="Liberation Sans1" fo:font-size="10pt" fo:text-shadow="none" style:text-underline-style="none" officeooo:rsid="004fb797" style:font-size-asian="10pt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style:font-name="Liberation Sans1" fo:font-size="10pt" fo:text-shadow="none" style:text-underline-style="none" officeooo:rsid="005e5cd6" style:font-size-asian="10pt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style:font-name="FreeSans" fo:font-size="10pt" fo:text-shadow="none" style:text-underline-style="none" style:font-size-asian="10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style:font-name="FreeSans" fo:font-size="10pt" fo:text-shadow="none" style:text-underline-style="none" officeooo:rsid="0056bc48" style:font-size-asian="10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style:font-name="FreeSans" fo:font-size="10pt" fo:text-shadow="none" style:text-underline-style="none" officeooo:rsid="0058c404" style:font-size-asian="10pt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style:font-name="FreeSans" fo:font-size="10pt" fo:text-shadow="none" style:text-underline-style="none" officeooo:rsid="005e5cd6" style:font-size-asian="10pt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style:font-name="FreeSans" fo:text-shadow="none" style:text-underline-style="none" officeooo:rsid="0056bc48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style:font-name="FreeSans" fo:text-shadow="none" style:text-underline-style="none" officeooo:rsid="0058c404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fo:text-shadow="none" style:text-underline-style="none" officeooo:rsid="0053b384" style:font-size-asian="10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fo:text-shadow="none" style:text-underline-style="none" officeooo:rsid="0056bc48" style:font-size-asian="10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fo:text-shadow="none" style:text-underline-style="none" officeooo:rsid="0056bc48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fo:text-shadow="none" style:text-underline-style="none" officeooo:rsid="0058c404" style:font-style-asian="normal" style:font-weight-asian="normal" style:text-emphasize="none"/>
    </style:style>
    <style:style style:name="T46" style:family="text">
      <style:text-properties officeooo:rsid="0033b3b1"/>
    </style:style>
    <style:style style:name="T47" style:family="text">
      <style:text-properties style:font-name="Consolas1" fo:font-size="9.75pt" fo:background-color="#eeeeee" loext:char-shading-value="0" loext:padding="0in" loext:border="none"/>
    </style:style>
    <style:style style:name="T48" style:family="text">
      <style:text-properties officeooo:rsid="0036cd29"/>
    </style:style>
    <style:style style:name="T49" style:family="text">
      <style:text-properties officeooo:rsid="0037ccba"/>
    </style:style>
    <style:style style:name="T50" style:family="text">
      <style:text-properties officeooo:rsid="0039e480"/>
    </style:style>
    <style:style style:name="T51" style:family="text">
      <style:text-properties officeooo:rsid="003214c5"/>
    </style:style>
    <style:style style:name="T52" style:family="text">
      <style:text-properties officeooo:rsid="0039f0fb"/>
    </style:style>
    <style:style style:name="T53" style:family="text">
      <style:text-properties officeooo:rsid="004087bd"/>
    </style:style>
    <style:style style:name="T54" style:family="text">
      <style:text-properties officeooo:rsid="0042f47b"/>
    </style:style>
    <style:style style:name="T55" style:family="text">
      <style:text-properties officeooo:rsid="00443722"/>
    </style:style>
    <style:style style:name="T56" style:family="text">
      <style:text-properties officeooo:rsid="0045601f"/>
    </style:style>
    <style:style style:name="T57" style:family="text">
      <style:text-properties officeooo:rsid="00484a29"/>
    </style:style>
    <style:style style:name="T58" style:family="text">
      <style:text-properties officeooo:rsid="004b7c89"/>
    </style:style>
    <style:style style:name="T59" style:family="text">
      <style:text-properties officeooo:rsid="004ec9e9"/>
    </style:style>
    <style:style style:name="T60" style:family="text">
      <style:text-properties officeooo:rsid="004faa33"/>
    </style:style>
    <style:style style:name="T61" style:family="text">
      <style:text-properties officeooo:rsid="004fb797"/>
    </style:style>
    <style:style style:name="T62" style:family="text">
      <style:text-properties officeooo:rsid="00518faa"/>
    </style:style>
    <style:style style:name="T63" style:family="text">
      <style:text-properties officeooo:rsid="0053b0ca"/>
    </style:style>
    <style:style style:name="T64" style:family="text">
      <style:text-properties officeooo:rsid="0053b384"/>
    </style:style>
    <style:style style:name="T65" style:family="text">
      <style:text-properties officeooo:rsid="0058c404"/>
    </style:style>
    <style:style style:name="T66" style:family="text">
      <style:text-properties officeooo:rsid="005bcba7"/>
    </style:style>
    <style:style style:name="T67" style:family="text">
      <style:text-properties officeooo:rsid="005bfa73"/>
    </style:style>
    <style:style style:name="T68" style:family="text">
      <style:text-properties officeooo:rsid="005e5cd6"/>
    </style:style>
    <style:style style:name="T69" style:family="text">
      <style:text-properties officeooo:rsid="005e861a"/>
    </style:style>
    <style:style style:name="T70" style:family="text">
      <style:text-properties officeooo:rsid="005e9237"/>
    </style:style>
    <style:style style:name="T71" style:family="text">
      <style:text-properties style:font-name="FreeSans" fo:font-size="10pt" officeooo:rsid="0056bc48"/>
    </style:style>
    <style:style style:name="T72" style:family="text">
      <style:text-properties style:font-name="FreeSans" fo:font-size="10pt" officeooo:rsid="0066a764"/>
    </style:style>
    <style:style style:name="T73" style:family="text">
      <style:text-properties style:font-name="FreeSans" officeooo:rsid="0056bc48"/>
    </style:style>
    <style:style style:name="T74" style:family="text">
      <style:text-properties style:font-name="FreeSans" officeooo:rsid="0066a764"/>
    </style:style>
    <style:style style:name="T75" style:family="text">
      <style:text-properties officeooo:rsid="0066a764"/>
    </style:style>
    <style:style style:name="T76" style:family="text">
      <style:text-properties officeooo:rsid="00680e61"/>
    </style:style>
    <style:style style:name="T77" style:family="text">
      <style:text-properties officeooo:rsid="00697a8d"/>
    </style:style>
    <style:style style:name="T78" style:family="text">
      <style:text-properties officeooo:rsid="006b26a5"/>
    </style:style>
    <style:style style:name="T79" style:family="text">
      <style:text-properties officeooo:rsid="0056bc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to Installation</text:p>
      <text:p text:style-name="P1"/>
      <text:p text:style-name="P1">*<text:span text:style-name="T25">Make sure you clear your ~/.ssh/known_hosts </text:span></text:p>
      <text:p text:style-name="P1"/>
      <text:p text:style-name="P1">Java 8</text:p>
      <text:p text:style-name="P1"/>
      <text:p text:style-name="P17"><text:span text:style-name="Source_20_Text"><text:span text:style-name="T1">sudo add-apt-repository ppa:webupd8team/java</text:span></text:span></text:p>
      <text:p text:style-name="P17"><text:span text:style-name="Source_20_Text"><text:span text:style-name="T1">sudo apt-get update</text:span></text:span></text:p>
      <text:p text:style-name="P17"/>
      <text:p text:style-name="P17"><text:span text:style-name="Source_20_Text"><text:span text:style-name="T1">echo oracle-java8-installer shared/accepted-oracle-license-v1-1 select true | sudo /usr/bin/debconf-set-selections</text:span></text:span></text:p>
      <text:p text:style-name="P17"/>
      <text:p text:style-name="P17"/>
      <text:p text:style-name="P17"><text:span text:style-name="Source_20_Text"><text:span text:style-name="T1">sudo apt-get install oracle-java8-installer</text:span></text:span></text:p>
      <text:p text:style-name="P17"><text:span text:style-name="Source_20_Text"><text:span text:style-name="T1"/></text:span></text:p>
      <text:p text:style-name="P18"><text:span text:style-name="Source_20_Text"><text:span text:style-name="T2">Check java version</text:span></text:span></text:p>
      <text:p text:style-name="P18"><text:span text:style-name="Source_20_Text"><text:span text:style-name="T2">java -version</text:span></text:span></text:p>
      <text:p text:style-name="P18"><text:span text:style-name="Source_20_Text"><text:span text:style-name="T2"/></text:span></text:p>
      <text:p text:style-name="P19"><text:span text:style-name="Source_20_Text"><text:span text:style-name="T3"/></text:span></text:p>
      <text:p text:style-name="P19"><text:span text:style-name="Source_20_Text"><text:span text:style-name="T3">sudo mkdir /usr/local/presto</text:span></text:span></text:p>
      <text:p text:style-name="P19"><text:span text:style-name="Source_20_Text"><text:span text:style-name="T3">sudo tar -zxvf ~/Downloads/presto-server-0.133.tar.gz </text:span></text:span></text:p>
      <text:p text:style-name="P19"><text:span text:style-name="Source_20_Text"><text:span text:style-name="T3"/></text:span></text:p>
      <text:p text:style-name="P19"><text:span text:style-name="Source_20_Text"><text:span text:style-name="T3"/></text:span></text:p>
      <text:p text:style-name="P19"><text:span text:style-name="Source_20_Text"><text:span text:style-name="T3"/></text:span></text:p>
      <text:p text:style-name="P20"><text:span text:style-name="Source_20_Text"><text:span text:style-name="T4"/></text:span></text:p>
      <text:p text:style-name="P20"><text:span text:style-name="Source_20_Text"><text:span text:style-name="T4">Generate nodeIDs</text:span></text:span></text:p>
      <text:p text:style-name="P20"><text:span text:style-name="Source_20_Text"><text:span text:style-name="T4"/></text:span></text:p>
      <text:p text:style-name="P20"><text:span text:style-name="Source_20_Text"><text:span text:style-name="T4">uuidgen</text:span></text:span></text:p>
      <text:p text:style-name="P20"><text:span text:style-name="Source_20_Text"><text:span text:style-name="T4">(Namenode, Datanode 1-3)</text:span></text:span></text:p>
      <text:p text:style-name="P20"><text:span text:style-name="Source_20_Text"><text:span text:style-name="T4">44630a15-6cbf-4d95-92f3-0da759bd743d</text:span></text:span></text:p>
      <text:p text:style-name="P20"><text:span text:style-name="Source_20_Text"><text:span text:style-name="T4">24335afb-0a4e-4c2a-a020-3ea3830a781e</text:span></text:span></text:p>
      <text:p text:style-name="P20"><text:span text:style-name="Source_20_Text"><text:span text:style-name="T4">d6fb0ac9-047f-4c12-ab10-74d105d0ddf9</text:span></text:span></text:p>
      <text:p text:style-name="P20"><text:span text:style-name="Source_20_Text"><text:span text:style-name="T4">ccc9db24-5be3-4684-a5a9-b77a2d42c272</text:span></text:span></text:p>
      <text:p text:style-name="P20"><text:span text:style-name="Source_20_Text"><text:span text:style-name="T4"/></text:span></text:p>
      <text:p text:style-name="P21"><text:span text:style-name="Source_20_Text"><text:span text:style-name="T5">touch node.properties</text:span></text:span></text:p>
      <text:p text:style-name="P20"><text:span text:style-name="Source_20_Text"><text:span text:style-name="T4"/></text:span></text:p>
      <text:p text:style-name="P22">touch jvm.config</text:p>
      <text:p text:style-name="P22"/>
      <text:p text:style-name="P22">-server</text:p>
      <text:p text:style-name="P22">-Xmx8G</text:p>
      <text:p text:style-name="P22">-XX:+UseG1GC</text:p>
      <text:p text:style-name="P22">-XX:G1HeapRegionSize=32M</text:p>
      <text:p text:style-name="P22">-XX:+UseGCOverheadLimit</text:p>
      <text:p text:style-name="P22">-XX:+ExplicitGCInvokesConcurrent</text:p>
      <text:p text:style-name="P22">-XX:+HeapDumpOnOutOfMemoryError</text:p>
      <text:p text:style-name="P22">-XX:OnOutOfMemoryError=kill -9 %p</text:p>
      <text:p text:style-name="P22"/>
      <text:p text:style-name="P88">touch hive.properties</text:p>
      <text:p text:style-name="P98">connector.name=hive-hadoop2</text:p>
      <text:p text:style-name="P96"><text:span text:style-name="T26">hive.metastore.uri=thrift://</text:span><text:span text:style-name="T28">172.31.1.</text:span><text:span text:style-name="T29">1</text:span><text:span text:style-name="T28">64</text:span><text:span text:style-name="T26">:9083</text:span></text:p>
      <text:p text:style-name="P96"><text:span text:style-name="T27">hive.parquet.use-column-names=true</text:span><text:span text:style-name="T26"> </text:span></text:p>
      <text:p text:style-name="P88"/>
      <text:p text:style-name="P90">Increase Presto config.properties</text:p>
      <text:p text:style-name="P91"><text:span text:style-name="T49"><text:s/></text:span><text:span text:style-name="T12">query.max-memory-per-node=</text:span><text:span text:style-name="T13">9.5</text:span><text:span text:style-name="T12">GB</text:span></text:p>
      <text:p text:style-name="P90"/>
      <text:p text:style-name="P22"/>
      <text:p text:style-name="P23">Start Hive metastore (make sure you have write-access in the directory you start <text:soft-page-break/>this)</text:p>
      <text:p text:style-name="P23">cd ~</text:p>
      <text:p text:style-name="P23">hive --service metastore -p 10000</text:p>
      <text:p text:style-name="P22"/>
      <text:p text:style-name="P22"/>
      <text:p text:style-name="P22"/>
      <text:p text:style-name="P24">on all machines, start Presto Server (Workers will phone into Coordinator/home):</text:p>
      <text:p text:style-name="P24">cd /usr/local/presto/presto-server/<text:span text:style-name="T16">bin</text:span></text:p>
      <text:p text:style-name="P24">./launcher run</text:p>
      <text:p text:style-name="P25">OR</text:p>
      <text:p text:style-name="P87">/usr/local/presto/presto-server-0.133/bin/launcher run</text:p>
      <text:p text:style-name="P22"/>
      <text:p text:style-name="P77">Start a Presto client<text:tab/></text:p>
      <text:p text:style-name="P27">./presto --server localhost:8080 --catalog hive --schema default</text:p>
      <text:p text:style-name="P25"/>
      <text:p text:style-name="P25"/>
      <text:p text:style-name="P89">check nodes:</text:p>
      <text:p text:style-name="P67">SELE<text:span text:style-name="T52">CT</text:span> * FROM system.runtime.nodes;</text:p>
      <text:p text:style-name="P22"/>
      <text:p text:style-name="P23">select distinct author, count(author) as NumComments from reddit_csv GROUP BY author;</text:p>
      <text:p text:style-name="P23"/>
      <text:p text:style-name="P23"/>
      <text:p text:style-name="P23"/>
      <text:p text:style-name="P23">select count(1) from reddit_csv WHERE author = 'Brysamo';</text:p>
      <text:p text:style-name="P23"/>
      <text:p text:style-name="P23"/>
      <text:p text:style-name="P23"/>
      <text:p text:style-name="P78">select * from reddit_csv08 where author = 'Arve' and body like '%zombie%';</text:p>
      <text:p text:style-name="P78"/>
      <text:p text:style-name="P79">SELECT subreddit, count(1) from reddit_<text:span text:style-name="T19">csv</text:span> GROUP BY subreddit order by count(1) desc limit 10;</text:p>
      <text:p text:style-name="P79"/>
      <text:p text:style-name="P80">SELECT <text:span text:style-name="T19">author</text:span>, count(1) from reddit_<text:span text:style-name="T19">csv</text:span> GROUP BY <text:span text:style-name="T19">author</text:span> order by count(1) desc limit 10;</text:p>
      <text:p text:style-name="P80"/>
      <text:p text:style-name="P81">SELECT <text:span text:style-name="T19">author</text:span>, count(1) <text:span text:style-name="T21">as posts </text:span>from reddit_<text:span text:style-name="T19">csv</text:span> GROUP BY <text:span text:style-name="T19">author</text:span> order by <text:span text:style-name="T21">posts</text:span> desc limit 10;</text:p>
      <text:p text:style-name="P79"/>
      <text:p text:style-name="P82">***Approx Percentile functions in presto***</text:p>
      <text:p text:style-name="P82">select approx_percentile(score, 0.9) from reddit_csv08;</text:p>
      <text:p text:style-name="P82"/>
      <text:p text:style-name="P92">SELECT subreddit, count(1) as numPosts from f09 GROUP BY subreddit ORDER BY numPosts desc limit 10;</text:p>
      <text:p text:style-name="P82"/>
      <text:p text:style-name="P82"/>
      <text:p text:style-name="P82">**** <text:span text:style-name="T22">set in hive.properties</text:span></text:p>
      <text:p text:style-name="P26">hive.s3.aws-access-key=<text:span text:style-name="T77">A</text:span></text:p>
      <text:p text:style-name="P95">hive.s3.aws-secret-key=<text:span text:style-name="T22">X</text:span></text:p>
      <text:p text:style-name="P82">** <text:span text:style-name="T24">Also add below to fix ERROR SplitRunner, java NullPointerException for Parquet**</text:span></text:p>
      <text:p text:style-name="P65">hive.parquet.use-column-names=true</text:p>
      <text:p text:style-name="P65"/>
      <text:p text:style-name="P65"/>
      <text:p text:style-name="P84">SELECT count(1) as posts from r_s310;</text:p>
      <text:p text:style-name="P84"><text:s text:c="2"/>posts <text:s text:c="2"/></text:p>
      <text:p text:style-name="P84">----------</text:p>
      <text:p text:style-name="P84"><text:s/>48489057 </text:p>
      <text:p text:style-name="P84">(1 row)</text:p>
      <text:p text:style-name="P84"><text:soft-page-break/></text:p>
      <text:p text:style-name="P84">Query 20160129_023722_00004_erkp3, FINISHED, 3 nodes</text:p>
      <text:p text:style-name="P84">Splits: 322 total, 322 done (100.00%)</text:p>
      <text:p text:style-name="P84">1:01 [48.5M rows, 14.4GB] [793K rows/s, 242MB/s]</text:p>
      <text:p text:style-name="P82"/>
      <text:p text:style-name="P85">presto:default&gt; SELECT author, count(1) as posts from r_s310 GROUP BY author order by posts desc limit 1<text:span text:style-name="T23">0</text:span>;</text:p>
      <text:p text:style-name="P85"><text:s text:c="5"/>author <text:s text:c="5"/>| <text:s/>posts <text:s text:c="2"/></text:p>
      <text:p text:style-name="P85">-----------------+----------</text:p>
      <text:p text:style-name="P85"><text:s/>[deleted] <text:s text:c="6"/>| 10688372 </text:p>
      <text:p text:style-name="P85"><text:s/>andrewsmith1986 | <text:s text:c="3"/>28806 </text:p>
      <text:p text:style-name="P85"><text:s/>insomniac84 <text:s text:c="4"/>| <text:s text:c="3"/>26994 </text:p>
      <text:p text:style-name="P85"><text:s/>AMerrickanGirl <text:s/>| <text:s text:c="3"/>22015 </text:p>
      <text:p text:style-name="P85"><text:s/>moonflower <text:s text:c="5"/>| <text:s text:c="3"/>19632 </text:p>
      <text:p text:style-name="P85"><text:s/>matts2 <text:s text:c="9"/>| <text:s text:c="3"/>19604 </text:p>
      <text:p text:style-name="P85"><text:s/>NoMoreNicksLeft | <text:s text:c="3"/>19313 </text:p>
      <text:p text:style-name="P85"><text:s/>backpackwayne <text:s text:c="2"/>| <text:s text:c="3"/>19120 </text:p>
      <text:p text:style-name="P85"><text:s/>AnnArchist <text:s text:c="5"/>| <text:s text:c="3"/>18734 </text:p>
      <text:p text:style-name="P85"><text:s/>lanismycousin <text:s text:c="2"/>| <text:s text:c="3"/>17700 </text:p>
      <text:p text:style-name="P85">(10 rows)</text:p>
      <text:p text:style-name="P85"/>
      <text:p text:style-name="P85">Query 20160129_024446_00006_erkp3, FINISHED, 3 nodes</text:p>
      <text:p text:style-name="P85">Splits: 325 total, 325 done (100.00%)</text:p>
      <text:p text:style-name="P85">1:02 [48.5M rows, 14.4GB] [780K rows/s, 238MB/s]</text:p>
      <text:p text:style-name="P82"/>
      <text:p text:style-name="P86">s<text:span text:style-name="T7">elect * from r_</text:span><text:span text:style-name="T6">s3_2007parq </text:span><text:span text:style-name="T7">where body like '%</text:span><text:span text:style-name="T6">francisco</text:span><text:span text:style-name="T7">%';</text:span></text:p>
      <text:p text:style-name="P82"/>
      <text:p text:style-name="P82"/>
      <text:p text:style-name="P2"><text:span text:style-name="T30">SELECT author, count(1) as numPosts from </text:span><text:span text:style-name="T31">s3_2010</text:span><text:span text:style-name="T30"> GROUP BY author ORDER BY numPosts </text:span><text:span text:style-name="T35">desc limit 10</text:span></text:p>
      <text:p text:style-name="P2"/>
      <text:p text:style-name="P93"/>
      <text:p text:style-name="P83">Drill</text:p>
      <text:p text:style-name="P83">cd ~/Downloads</text:p>
      <text:p text:style-name="P28">wget -<text:span text:style-name="T17">P ~/Downloads </text:span><text:a xlink:type="simple" xlink:href="http://apache.cs.utah.edu/drill/drill-1.4.0/apache-drill-1.4.0.tar.gz" text:style-name="Internet_20_link" text:visited-style-name="Visited_20_Internet_20_Link"><text:span text:style-name="T17">http://apache.cs.utah.edu/drill/drill-1.4.0/apache-drill-1.4.0.tar.gz</text:span></text:a></text:p>
      <text:p text:style-name="P28"/>
      <text:p text:style-name="P29">mkdir /usr/local/drill/</text:p>
      <text:p text:style-name="P122"><text:span text:style-name="T9">tar -xzvf </text:span><text:a xlink:type="simple" xlink:href="http://apache.cs.utah.edu/drill/drill-1.4.0/apache-drill-1.4.0.tar.gz" text:style-name="Internet_20_link" text:visited-style-name="Visited_20_Internet_20_Link">apache-drill-1.4.0.tar.gz</text:a><text:span text:style-name="T9"> </text:span><text:span text:style-name="Source_20_Text"><text:span text:style-name="T15">-C </text:span></text:span><text:span text:style-name="Source_20_Text"><text:span text:style-name="T10">/usr/local/drill/</text:span></text:span></text:p>
      <text:p text:style-name="P29"/>
      <text:p text:style-name="P29"/>
      <text:p text:style-name="P29"><text:s/>drill.exec:{</text:p>
      <text:p text:style-name="P29"><text:s text:c="2"/>cluster-id: "&lt;mydrillcluster&gt;",</text:p>
      <text:p text:style-name="P29"><text:s text:c="2"/>zk.connect: "<text:span text:style-name="T18">e</text:span>c2-52-89-140-174.us-west-2.compute.amazonaws.com:2181,ec2-52-89-86-6.us-west-2.compute.amazonaws.com:2181,ec2-52-89-142-199.us-west-2.compute.amazonaws.com:2181,ec2-52-89-142-156.us-west-2.compute.amazonaws.com:2181"</text:p>
      <text:p text:style-name="P29"><text:s/>}</text:p>
      <text:p text:style-name="P29"/>
      <text:p text:style-name="P30">select count(1) from dfs.`/<text:span text:style-name="T20">user/hive/warehouse/reddit_csv/</text:span>`; </text:p>
      <text:p text:style-name="P30"/>
      <text:p text:style-name="P31">cd /usr/local</text:p>
      <text:p text:style-name="P31">sudo chown -R ubuntu drill</text:p>
      <text:p text:style-name="P31"/>
      <text:p text:style-name="P31">Start Zookeeper</text:p>
      <text:p text:style-name="P66">sudo /usr/local/zookeeper/bin/zkServer.sh start</text:p>
      <text:p text:style-name="P31"/>
      <text:p text:style-name="P31">bin/drill-bit.sh <text:span text:style-name="T61">start</text:span></text:p>
      <text:p text:style-name="P31"/>
      <text:p text:style-name="P31"><text:soft-page-break/></text:p>
      <text:p text:style-name="P60">Start drill server:</text:p>
      <text:p text:style-name="P60">./drill-conf</text:p>
      <text:p text:style-name="P31">SELECT * FROM sys.drillbits;</text:p>
      <text:p text:style-name="P31"/>
      <text:p text:style-name="P31">drill-local</text:p>
      <text:p text:style-name="P31"/>
      <text:p text:style-name="P31">*** <text:span text:style-name="T62">put into drill-env.sh</text:span></text:p>
      <text:p text:style-name="P100">export JAVA_HOME=/usr/lib/jvm/<text:span text:style-name="T62">java-7-openjdk-amd64</text:span></text:p>
      <text:p text:style-name="P97">export PATH=$JAVA_HOME/bin:$PATH</text:p>
      <text:p text:style-name="P31">***<text:span text:style-name="T63">query!!!<text:tab/></text:span></text:p>
      <text:p text:style-name="P62">use s3;</text:p>
      <text:p text:style-name="P111">show files</text:p>
      <text:p text:style-name="P111">show files from `/Parquet/f07`</text:p>
      <text:p text:style-name="P62"/>
      <text:p text:style-name="P62">select count(1) from s3.`/Parquet/f07/`;</text:p>
      <text:p text:style-name="P62"/>
      <text:p text:style-name="P62"/>
      <text:p text:style-name="P62">*** <text:span text:style-name="T78">when looking at lots of files!!: set core-site. Need one connection per core, (default 15)</text:span></text:p>
      <text:p text:style-name="P112"><text:s text:c="2"/>&lt;property&gt;</text:p>
      <text:p text:style-name="P112"><text:s text:c="4"/>&lt;name&gt;fs.s3a.connection.maximum&lt;/name&gt;</text:p>
      <text:p text:style-name="P112"><text:s text:c="4"/>&lt;value&gt;100&lt;/value&gt;</text:p>
      <text:p text:style-name="P112"><text:s text:c="2"/>&lt;/property&gt;</text:p>
      <text:p text:style-name="P62"/>
      <text:p text:style-name="P62"/>
      <text:p text:style-name="P63">SELECT author, count(1) as posts from s3.`/Parquet/f07/` GROUP BY author ORDER BY posts DESC LIMIT 10;</text:p>
      <text:p text:style-name="P61"/>
      <text:p text:style-name="P6"><text:span text:style-name="T32">SELECT subreddit, count(1) as posts from </text:span><text:span text:style-name="T42">s3.`/Parquet/f09/`</text:span><text:span text:style-name="T32"> <text:s/>GROUP BY subreddit </text:span><text:span text:style-name="T36">ORDER BY posts desc limit 25;</text:span></text:p>
      <text:p text:style-name="P5"/>
      <text:p text:style-name="P7"><text:span text:style-name="T32">SELECT count(1) from </text:span><text:span text:style-name="T42">s3.`/Parquet/f09/`</text:span><text:span text:style-name="T32"> WHERE body like '%San Francisco%'</text:span></text:p>
      <text:p text:style-name="P5"/>
      <text:p text:style-name="P4"><text:span text:style-name="T32">SELECT author, avg(score) as avgScore from </text:span><text:span text:style-name="T33"><text:s/></text:span><text:span text:style-name="T42">s3.`/Parquet/f09/</text:span><text:span text:style-name="T43">`</text:span><text:span text:style-name="T32"> GROUP BY author </text:span><text:span text:style-name="T36">ORDER BY avgScore desc limit </text:span><text:span text:style-name="T37">2</text:span></text:p>
      <text:p text:style-name="P15"/>
      <text:p text:style-name="P104">2007</text:p>
      <text:p text:style-name="P8"><text:span text:style-name="T65">S</text:span>ELECT a.author, a.parent_id, a.score, b.author, b.parent_id, b.subreddit, </text:p>
      <text:p text:style-name="P41"><text:s text:c="4"/>b.name, b.score, b.link_id from <text:span text:style-name="T64">s3.`/Parquet/f07/`</text:span> AS a, <text:span text:style-name="T64">s3.`/Parquet/f07/`</text:span> AS b</text:p>
      <text:p text:style-name="P41"><text:s text:c="4"/>WHERE a.score &gt; 100 AND a.parent_id LIKE 't3%' AND a.name = b.parent_id AND b.score &gt; a.score <text:span text:style-name="T37"><text:s/>ORDER BY b.score DESC;</text:span></text:p>
      <text:p text:style-name="P113"/>
      <text:p text:style-name="P114"/>
      <text:p text:style-name="P115">***!!<text:span text:style-name="T76"> Working* 2009</text:span></text:p>
      <text:p text:style-name="P105"><text:span text:style-name="T65">S</text:span>ELECT a.author, a.parent_id, a.score, b.author, b.parent_id, b.subreddit, </text:p>
      <text:p text:style-name="P118"><text:s text:c="4"/>b.name, b.score, b.link_id from <text:span text:style-name="T64">s3.`/Parquet/f09/`</text:span> AS a, <text:span text:style-name="T64">s3.`/Parquet/f09/`</text:span> AS b</text:p>
      <text:p text:style-name="P116"><text:s text:c="4"/>WHERE a.score &gt; 100<text:span text:style-name="T75">0</text:span> AND a.parent_id LIKE 't3%' AND a.name = b.parent_id AND b.score &gt; a.score <text:span text:style-name="T79"><text:s/>ORDER BY b.score DESC LIMIT 10;</text:span></text:p>
      <text:p text:style-name="P115"><text:tab/></text:p>
      <text:p text:style-name="P106"><text:span text:style-name="T65">S</text:span>ELECT a.author, a.parent_id, a.score, b.author, b.parent_id, b.subreddit, </text:p>
      <text:p text:style-name="P119"><text:s text:c="4"/>b.name, b.score, b.link_id from <text:span text:style-name="T64">s3.`/Parquet/f12/`</text:span> AS a, <text:span text:style-name="T64">s3.`/Parquet/f12/`</text:span> AS b</text:p>
      <text:p text:style-name="P119"><text:span text:style-name="T44"><text:s text:c="4"/>WHERE a.score &gt; 100</text:span><text:span text:style-name="T45">0</text:span><text:span text:style-name="T44"> AND a.parent_id LIKE 't3%' AND a.name = b.parent_id AND b.score &gt; a.score <text:s/>ORDER BY b.score DESC </text:span><text:span text:style-name="T45">LIMIT 10</text:span><text:span text:style-name="T44">;</text:span></text:p>
      <text:p text:style-name="P15"/>
      <text:p text:style-name="P3"><text:soft-page-break/></text:p>
      <text:p text:style-name="P107"><text:span text:style-name="T65">S</text:span>ELECT a.author, a.parent_id, a.score, b.author, b.parent_id, b.subreddit, </text:p>
      <text:p text:style-name="P120"><text:s text:c="4"/>b.name, b.score, b.link_id from <text:span text:style-name="T64">s3.`/Parquet/f14/`</text:span> AS a, <text:span text:style-name="T64">s3.`/Parquet/f14/`</text:span> AS b</text:p>
      <text:p text:style-name="P120"><text:span text:style-name="T44"><text:s text:c="4"/>WHERE a.score &gt; 100</text:span><text:span text:style-name="T45">0</text:span><text:span text:style-name="T44"> AND a.parent_id LIKE 't3%' AND a.name = b.parent_id AND b.score &gt; a.score <text:s/>ORDER BY b.score DESC </text:span><text:span text:style-name="T45">LIMIT 10</text:span><text:span text:style-name="T44">;</text:span></text:p>
      <text:p text:style-name="P103"/>
      <text:p text:style-name="P103"/>
      <text:p text:style-name="P108"><text:span text:style-name="T65">S</text:span>ELECT a.author, a.parent_id, a.score, b.author, b.parent_id, b.subreddit, </text:p>
      <text:p text:style-name="P121"><text:s text:c="4"/>b.name, b.score, b.link_id from <text:span text:style-name="T64">s3.`/Parquet/f15/`</text:span> AS a, <text:span text:style-name="T64">s3.`/Parquet/f15/`</text:span> AS b</text:p>
      <text:p text:style-name="P117"><text:span text:style-name="T79"><text:s text:c="4"/>WHERE a.score &gt; 1000 AND a.parent_id LIKE 't3%' AND a.name = b.parent_id AND b.score &gt; a.score <text:s/>ORDER BY b.score DESC LIMIT 10;</text:span></text:p>
      <text:p text:style-name="P117"/>
      <text:p text:style-name="P108"><text:span text:style-name="T65">S</text:span>ELECT a.author, a.parent_id, a.score, b.author, b.parent_id, b.subreddit, </text:p>
      <text:p text:style-name="P121"><text:s text:c="4"/>b.name, b.score, b.link_id from <text:span text:style-name="T64">s3.`/Parquet/f17/`</text:span> AS a, <text:span text:style-name="T64">s3.`/Parquet/f17/`</text:span> AS b</text:p>
      <text:p text:style-name="P117"><text:span text:style-name="T79"><text:s text:c="4"/>WHERE a.score &gt; 1000 AND a.parent_id LIKE 't3%' AND a.name = b.parent_id AND b.score &gt; a.score <text:s/>ORDER BY b.score DESC LIMIT 10;</text:span></text:p>
      <text:p text:style-name="P31"/>
      <text:p text:style-name="P32">CREATE EXTERNAL TABLE s3_2008 (</text:p>
      <text:p text:style-name="P32"><text:s/>author <text:tab/><text:tab/>string,</text:p>
      <text:p text:style-name="P32"><text:s/>body <text:tab/> <text:tab/><text:tab/>string,</text:p>
      <text:p text:style-name="P32"><text:s/>controversiality <text:tab/>bigint,</text:p>
      <text:p text:style-name="P32"><text:s/>distinguished <text:tab/>string,</text:p>
      <text:p text:style-name="P32"><text:s/>timestamp_utc <text:tab/>timestamp,</text:p>
      <text:p text:style-name="P32"><text:s/>edited <text:tab/><text:tab/>string,</text:p>
      <text:p text:style-name="P32"><text:s/>gilded <text:tab/><text:tab/>bigint,</text:p>
      <text:p text:style-name="P32"><text:s/>link_id <text:tab/><text:tab/>string,</text:p>
      <text:p text:style-name="P32"><text:s/>name <text:tab/><text:tab/>string,</text:p>
      <text:p text:style-name="P32"><text:s/>parent_id <text:tab/><text:tab/>string,</text:p>
      <text:p text:style-name="P32"><text:s/>score <text:tab/><text:tab/><text:tab/>bigint,</text:p>
      <text:p text:style-name="P32"><text:s/>subreddit <text:tab/><text:tab/>string,</text:p>
      <text:p text:style-name="P32"><text:s/>subreddit_id <text:tab/><text:tab/>string,</text:p>
      <text:p text:style-name="P32"><text:s/>ups <text:tab/><text:tab/><text:tab/>bigint,</text:p>
      <text:p text:style-name="P32"><text:s/>year <text:tab/><text:tab/><text:tab/>int,</text:p>
      <text:p text:style-name="P32"><text:s/>month <text:tab/><text:tab/><text:tab/>int</text:p>
      <text:p text:style-name="P32">)</text:p>
      <text:p text:style-name="P32">STORED AS PARQUET</text:p>
      <text:p text:style-name="P32">LOCATION 's3n://kevin-de2016a/Parquet/2008/RC_2008.parquet';</text:p>
      <text:p text:style-name="P32"/>
      <text:p text:style-name="P32"/>
      <text:p text:style-name="P33">Presto queries</text:p>
      <text:p text:style-name="P33"/>
      <text:p text:style-name="P33">SELECT a.author, a.parent_id, a.score, b.author, b.parent_id, b.subreddit, </text:p>
      <text:p text:style-name="P33"><text:s text:c="4"/>b.name, b.score, b.link_id from f07 AS a, f07 AS b</text:p>
      <text:p text:style-name="P33"><text:s text:c="4"/>WHERE a.score &gt; 100 AND a.parent_id LIKE 't3%' AND a.name = b.parent_id AND b.score &gt; a.score</text:p>
      <text:p text:style-name="P33"><text:s text:c="4"/>ORDER BY b.score DESC <text:span text:style-name="T67">LIMIT 10</text:span>;</text:p>
      <text:p text:style-name="P33"/>
      <text:p text:style-name="P33">SELECT COUNT(1) FROM (SELECT a.author, a.parent_id, a.score, b.author, b.parent_id, b.subreddit, </text:p>
      <text:p text:style-name="P33"><text:s text:c="4"/>b.name, b.score, b.link_id from f07 AS a, f07 AS b</text:p>
      <text:p text:style-name="P33"><text:s text:c="4"/>WHERE a.score &gt; 100 AND a.parent_id LIKE 't3%' AND a.name = b.parent_id AND b.score &gt; a.score</text:p>
      <text:p text:style-name="P33"><text:s text:c="4"/>ORDER BY b.score DESC) AS best;</text:p>
      <text:p text:style-name="P33"/>
      <text:p text:style-name="P33"/>
      <text:p text:style-name="P33"><text:soft-page-break/>SELECT COUNT(1) FROM (SELECT a.author, a.parent_id, a.score, b.author, b.parent_id, b.subreddit, </text:p>
      <text:p text:style-name="P33"><text:s text:c="4"/>b.name, b.score, b.link_id from f09 AS a, f09 AS b</text:p>
      <text:p text:style-name="P33"><text:s text:c="4"/>WHERE a.score &gt; 1000 AND a.parent_id LIKE 't3%' AND a.name = b.parent_id AND b.score &gt; a.score</text:p>
      <text:p text:style-name="P33"><text:s text:c="4"/>ORDER BY b.score DESC) AS best;</text:p>
      <text:p text:style-name="P33"/>
      <text:p text:style-name="P34">SELECT a.author, a.parent_id, a.score, b.author, b.parent_id, b.subreddit, </text:p>
      <text:p text:style-name="P34"><text:s text:c="4"/>b.name, b.score, b.link_id from f09 AS a, f09 AS b</text:p>
      <text:p text:style-name="P34"><text:s text:c="4"/>WHERE a.score &gt; 1000 AND a.parent_id LIKE 't3%' AND a.name = b.parent_id AND b.score &gt; a.score</text:p>
      <text:p text:style-name="P34"><text:s text:c="4"/>ORDER BY b.score DESC;</text:p>
      <text:p text:style-name="P34"/>
      <text:p text:style-name="P34"/>
      <text:p text:style-name="P34"/>
      <text:p text:style-name="P34"/>
      <text:p text:style-name="P35">SELECT a.author, a.parent_id, a.score, b.author, b.parent_id, b.subreddit, </text:p>
      <text:p text:style-name="P35"><text:s text:c="4"/>b.name, b.score, b.link_id from f09 AS a, f09 AS b</text:p>
      <text:p text:style-name="P35"><text:s text:c="4"/>WHERE <text:span text:style-name="T46">a.year = 2008 AND b.year = 2008 AND </text:span>a.score &gt; 1000 AND a.parent_id LIKE 't3%' AND a.name = b.parent_id AND b.score &gt; a.score</text:p>
      <text:p text:style-name="P35"><text:s text:c="4"/>ORDER BY b.score DESC;</text:p>
      <text:p text:style-name="P35"/>
      <text:p text:style-name="P36">SELECT a.author, a.parent_id, a.score, b.author, b.parent_id, b.subreddit, </text:p>
      <text:p text:style-name="P36"><text:s text:c="4"/>b.name, b.score, b.link_id from f09 AS a, f09 AS b</text:p>
      <text:p text:style-name="P36"><text:s text:c="4"/>WHERE <text:span text:style-name="T46">a.year = 2009 AND b.year = 2009 AND </text:span>a.score &gt; 1000 AND a.parent_id LIKE 't3%' AND a.name = b.parent_id AND b.score &gt; a.score</text:p>
      <text:p text:style-name="P36"><text:s text:c="4"/>ORDER BY b.score DESC;</text:p>
      <text:p text:style-name="P36"/>
      <text:p text:style-name="P42"/>
      <text:p text:style-name="P42">*******python:</text:p>
      <text:p text:style-name="P42"/>
      <text:p text:style-name="P42">call(“presto --server localhost:8080 --catalog hive --schema default --execute "select count(1) from f07”, Shell = True)</text:p>
      <text:p text:style-name="P42"/>
      <text:p text:style-name="P42"><text:span text:style-name="Source_20_Text"><text:span text:style-name="T47">print subprocess.Popen("presto --server localhost:8080 --catalog hive --schema default --execute 'select count(1) from f07'", shell=True, stdout=subprocess.PIPE).stdout.read()</text:span></text:span></text:p>
      <text:p text:style-name="P42"/>
      <text:p text:style-name="P38">SELECT a.author, a.parent_id, a.score, b.author, b.parent_id, b.subreddit, </text:p>
      <text:p text:style-name="P38"><text:s text:c="4"/>b.name, b.score, b.link_id from <text:span text:style-name="T48">f12</text:span> AS a, <text:span text:style-name="T48">f12</text:span> AS b</text:p>
      <text:p text:style-name="P38"><text:s text:c="4"/>WHERE a.score &gt; 1000 AND a.parent_id LIKE 't3%' AND a.name = b.parent_id AND b.score &gt; a.scor<text:span text:style-name="T48">e </text:span>ORDER BY b.score DESC;</text:p>
      <text:p text:style-name="P36"/>
      <text:p text:style-name="P36"/>
      <text:p text:style-name="P37">SELECT a.author, a.parent_id, a.score, b.author, b.parent_id, b.subreddit, </text:p>
      <text:p text:style-name="P37"><text:s text:c="4"/>b.name, b.score, b.link_id from <text:span text:style-name="T48">f14</text:span> AS a, <text:span text:style-name="T48">f14</text:span> AS b</text:p>
      <text:p text:style-name="P37"><text:s text:c="4"/>WHERE a.score &gt; 1000 AND a.parent_id LIKE 't3%' AND a.name = b.parent_id AND b.score &gt; a.scor<text:span text:style-name="T48">e </text:span>ORDER BY b.score DESC;</text:p>
      <text:p text:style-name="P37"/>
      <text:p text:style-name="P37">**<text:span text:style-name="T67">Clear10</text:span></text:p>
      <text:p text:style-name="P43">SELECT count(1) FROM (<text:span text:style-name="T51">SELECT a.author, a.parent_id, a.score, b.author, b.parent_id, b.subreddit, </text:span></text:p>
      <text:p text:style-name="P38"><text:s text:c="4"/>b.name, b.score, b.link_id from <text:span text:style-name="T48">f12</text:span> AS a, <text:span text:style-name="T48">f12</text:span> AS b</text:p>
      <text:p text:style-name="P38"><text:s text:c="4"/>WHERE a.score &gt; 1000 AND a.parent_id LIKE 't3%' AND a.name = b.parent_id AND b.score &gt; a.scor<text:span text:style-name="T48">e </text:span>ORDER BY b.score DESC<text:span text:style-name="T50">) AS best;</text:span></text:p>
      <text:p text:style-name="P38"/>
      <text:p text:style-name="P43"><text:soft-page-break/>SELECT count(1) FROM (<text:span text:style-name="T51">SELECT a.author, a.parent_id, a.score, b.author, b.parent_id, b.subreddit, </text:span></text:p>
      <text:p text:style-name="P38"><text:s text:c="4"/>b.name, b.score, b.link_id from <text:span text:style-name="T48">f12</text:span> AS a, <text:span text:style-name="T48">f12</text:span> AS b</text:p>
      <text:p text:style-name="P38"><text:s text:c="4"/>WHERE <text:span text:style-name="T50">a.year =b.year AND <text:s/></text:span>a.score &gt; 1000 AND a.parent_id LIKE 't3%' AND a.name = b.parent_id AND b.score &gt; a.scor<text:span text:style-name="T48">e </text:span>ORDER BY b.score DESC<text:span text:style-name="T50">) AS best;</text:span></text:p>
      <text:p text:style-name="P38"/>
      <text:p text:style-name="P44">SELECT count(1) FROM (<text:span text:style-name="T51">SELECT a.parent_id, a.score, b.author, b.parent_id, b.subreddit, </text:span></text:p>
      <text:p text:style-name="P39"><text:s text:c="4"/>b.name, b.score, b.link_id from <text:span text:style-name="T48">f12</text:span> AS a, <text:span text:style-name="T48">f12</text:span> AS b</text:p>
      <text:p text:style-name="P39"><text:s text:c="4"/>WHERE <text:span text:style-name="T50">a.year =b.year AND <text:s/></text:span>a.score &gt; 1000 AND a.parent_id LIKE 't3%' AND a.name = b.parent_id AND b.score &gt; a.scor<text:span text:style-name="T48">e </text:span>ORDER BY b.score DESC<text:span text:style-name="T50">) AS best;</text:span></text:p>
      <text:p text:style-name="P39"/>
      <text:p text:style-name="P39"/>
      <text:p text:style-name="P39"/>
      <text:p text:style-name="P45">SELECT count(1) FROM (<text:span text:style-name="T51">SELECT a.author, a.parent_id, a.score, b.author, b.parent_id, b.subreddit, </text:span></text:p>
      <text:p text:style-name="P40"><text:s text:c="4"/>b.name, b.score, b.link_id from <text:span text:style-name="T48">f09</text:span> AS a, <text:span text:style-name="T53">f09</text:span> AS b</text:p>
      <text:p text:style-name="P40"><text:s text:c="4"/>WHERE a.score &gt; 100<text:span text:style-name="T53">0</text:span> AND a.parent_id LIKE 't3%' AND a.name = b.parent_id AND b.score &gt; a.scor<text:span text:style-name="T48">e </text:span>ORDER BY b.score DESC<text:span text:style-name="T50">) AS best;</text:span></text:p>
      <text:p text:style-name="P40"/>
      <text:p text:style-name="P45">SELECT count(1) FROM (<text:span text:style-name="T51">SELECT a.author, a.parent_id, a.score, b.author, b.parent_id, b.subreddit, b.name, b.score, b.link_id from f09 AS a, f09 AS b</text:span></text:p>
      <text:p text:style-name="P40"><text:s text:c="4"/>WHERE a.score &gt; 100<text:span text:style-name="T53">0</text:span> AND a.parent_id LIKE 't3%' AND a.name = b.parent_id AND b.score &gt; a.scor<text:span text:style-name="T48">e </text:span>ORDER BY b.score DESC<text:span text:style-name="T50">) AS best;</text:span></text:p>
      <text:p text:style-name="P40"/>
      <text:p text:style-name="P46">SELECT count(1) FROM (SELECT a.author, a.parent_id, a.score, b.author, b.parent_id, b.subreddit, b.name, b.score, b.link_id from f09 AS a, f09 AS b WHERE a.year = b.year AND a.month = b.month AND a.score &gt; 1000 AND a.parent_id LIKE 't3%' AND a.name = b.parent_id AND b.score &gt; a.score ORDER BY b.score DESC) AS best;</text:p>
      <text:p text:style-name="P46"/>
      <text:p text:style-name="P46">SELECT count(1) FROM (SELECT * from f12 AS a, f12 AS b WHERE a.year = b.year AND a.month = b.month AND a.score &gt; 1000 AND a.parent_id LIKE 't3%' AND a.name = b.parent_id AND b.score &gt; a.score ORDER BY b.score DESC) AS best;</text:p>
      <text:p text:style-name="P46"/>
      <text:p text:style-name="P46"/>
      <text:p text:style-name="P55">FAIL:</text:p>
      <text:p text:style-name="P55"/>
      <text:p text:style-name="P47">SELECT count(1) FROM (SELECT a.author, a.parent_id, a.score, b.author, b.parent_id, b.subreddit, b.name, b.score, b.link_id from f09 AS a, f09 AS b WHERE<text:span text:style-name="T54"> b.month &lt; 7 AND </text:span>a.year = b.year AND a.month = b.month<text:span text:style-name="T54"> </text:span>AND a.score &gt; 1000 AND a.parent_id LIKE 't3%' AND a.name = b.parent_id AND b.score &gt; a.score ORDER BY b.score DESC) AS best;</text:p>
      <text:p text:style-name="P47"/>
      <text:p text:style-name="P48">SELECT count(1) FROM (SELECT a.parent_id, a.score, b.author, b.parent_id, b.score from f09 AS a, f09 AS b WHERE a.score &gt; 1000 AND a.parent_id LIKE 't3%' AND a.name = b.parent_id AND b.score &gt; a.score ORDER BY b.score DESC) AS best;</text:p>
      <text:p text:style-name="P48"/>
      <text:p text:style-name="P55">(select month, parent_id, score, author <text:span text:style-name="T56">from f12</text:span>) </text:p>
      <text:p text:style-name="P55"/>
      <text:p text:style-name="P49">SELECT count(1) FROM (SELECT a.parent_id, a.score, b.author, b.parent_id, b.score from f<text:span text:style-name="T55">12</text:span> AS a, <text:span text:style-name="T55">(select month, parent_id, score, author from f12)</text:span> AS b WHERE a.score &gt; 1000 AND a.parent_id LIKE 't3%' AND a.name = b.parent_id AND b.score &gt; a.score ORDER BY b.score DESC) AS best;</text:p>
      <text:p text:style-name="P48"/>
      <text:p text:style-name="P50">SELECT count(1) FROM (SELECT a.parent_id, a.score, b.author, b.parent_id, b.score from f<text:span text:style-name="T55">14</text:span> AS a, <text:span text:style-name="T55">(select month, parent_id, score, author from f14)</text:span> AS b WHERE a.score &gt; 1000 AND a.parent_id LIKE 't3%' AND a.name = b.parent_id AND b.score &gt; a.score ORDER BY b.score <text:soft-page-break/>DESC) AS best;<text:tab/></text:p>
      <text:p text:style-name="P50"/>
      <text:p text:style-name="P94"/>
      <text:p text:style-name="P56">presto:default&gt; SELECT count(1) FROM (SELECT a.parent_id, a.score, b.author, b.parent_id, b.score from f12 AS a, (select month, parent_id, score, author from f12) AS b WHERE a.score &gt; 1000 AND a.parent_id LIKE 't3%' AND a.name = b.parent_id AND b.score &gt; a.score ORDER BY b.score DESC) AS best;</text:p>
      <text:p text:style-name="P56"><text:s/>_col0 </text:p>
      <text:p text:style-name="P56">-------</text:p>
      <text:p text:style-name="P56"><text:s text:c="2"/>4065 </text:p>
      <text:p text:style-name="P56">(1 row)</text:p>
      <text:p text:style-name="P56"/>
      <text:p text:style-name="P56">Query 20160208_223542_00000_3p3cg, FINISHED, 6 nodes</text:p>
      <text:p text:style-name="P56">Splits: 7,473 total, 7,473 done (100.00%)</text:p>
      <text:p text:style-name="P56">2:32 [864M rows, 75.2GB] [5.69M rows/s, 507MB/s]</text:p>
      <text:p text:style-name="P59">2:33 / 504 MB/s</text:p>
      <text:p text:style-name="P56"/>
      <text:p text:style-name="P56">---</text:p>
      <text:p text:style-name="P51">SELECT count(1) FROM (SELECT a.author, a.parent_id, a.score, b.author, b.parent_id, b.subreddit, b.name, b.score, b.link_id from f09 AS a, f09 AS b WHERE<text:span text:style-name="T54"> </text:span>a.score &gt; 1000 AND a.parent_id LIKE 't3%' AND a.name = b.parent_id AND b.score &gt; a.score ORDER BY b.score DESC) AS best;</text:p>
      <text:p text:style-name="P51"/>
      <text:p text:style-name="P51">**<text:span text:style-name="T57">by month = month</text:span></text:p>
      <text:p text:style-name="P51">SELECT count(1) FROM (SELECT a.author, a.parent_id, a.score, b.author, b.parent_id, b.subreddit, b.name, b.score, b.link_id from f09 AS a, f09 AS b WHERE<text:span text:style-name="T54"> a.month = b.month AND </text:span>a.score &gt; 1000 AND a.parent_id LIKE 't3%' AND a.name = b.parent_id AND b.score &gt; a.score ORDER BY b.score DESC) AS best;</text:p>
      <text:p text:style-name="P51"/>
      <text:p text:style-name="P51">**<text:span text:style-name="T57">F12</text:span></text:p>
      <text:p text:style-name="P51">SELECT count(1) FROM (SELECT a.author, a.parent_id, a.score, b.author, b.parent_id, b.subreddit, b.name, b.score, b.link_id from f<text:span text:style-name="T57">12</text:span> AS a, f<text:span text:style-name="T57">12</text:span> AS b WHERE<text:span text:style-name="T54"> <text:s/></text:span>a.score &gt; 1000 AND a.parent_id LIKE 't3%' AND a.name = b.parent_id AND b.score &gt; a.score ORDER BY b.score DESC) AS best;</text:p>
      <text:p text:style-name="P51"/>
      <text:p text:style-name="P51">**<text:span text:style-name="T58">F12 – cut b table</text:span></text:p>
      <text:p text:style-name="P57">SELECT count(1) FROM (SELECT a.parent_id, a.score, b.parent_id, b.score from f12 AS a, (select parent_id, score from f12) AS b WHERE a.score &gt; 1000 AND a.parent_id LIKE 't3%' AND a.name = b.parent_id AND b.score &gt; a.score ORDER BY b.score DESC) AS best;</text:p>
      <text:p text:style-name="P57"/>
      <text:p text:style-name="P68">-- set session distributed_join = 'true'</text:p>
      <text:p text:style-name="P52">SELECT count(1) FROM (SELECT a.author, a.parent_id, a.score, b.author, b.parent_id, b.subreddit, b.name, b.score, b.link_id from f<text:span text:style-name="T57">12</text:span> AS a, f<text:span text:style-name="T57">12</text:span> AS b WHERE<text:span text:style-name="T54"> <text:s/></text:span>a.score &gt; 1000 AND a.parent_id LIKE 't3%' AND a.name = b.parent_id AND b.score &gt; a.score ORDER BY b.score DESC) AS best;</text:p>
      <text:p text:style-name="P52"/>
      <text:p text:style-name="P69">-- set session distributed_join = 'true'</text:p>
      <text:p text:style-name="P52">SELECT count(1) FROM (SELECT a.author, a.parent_id, a.score, b.author, b.parent_id, b.subreddit, b.name, b.score, b.link_id from f<text:span text:style-name="T57">14</text:span> AS a, f<text:span text:style-name="T57">14</text:span> AS b WHERE<text:span text:style-name="T54"> <text:s/></text:span>a.score &gt; 1000 AND a.parent_id LIKE 't3%' AND a.name = b.parent_id AND b.score &gt; a.score ORDER BY b.score DESC) AS best;</text:p>
      <text:p text:style-name="P52"/>
      <text:p text:style-name="P70">-- set session distributed_join = 'true'</text:p>
      <text:p text:style-name="P53">SELECT a.author, a.parent_id, a.score, b.author, b.parent_id, b.subreddit, b.name, b.score, b.link_id from f<text:span text:style-name="T57">14</text:span> AS a, f<text:span text:style-name="T57">14</text:span> AS b WHERE<text:span text:style-name="T54"> <text:s/></text:span>a.score &gt; 1000 AND a.parent_id LIKE 't3%' AND <text:soft-page-break/>a.name = b.parent_id AND b.score &gt; a.score ORDER BY b.score DESC <text:span text:style-name="T59">LIMIT 10;</text:span></text:p>
      <text:p text:style-name="P53"/>
      <text:p text:style-name="P71">-- set session distributed_join = 'true'</text:p>
      <text:p text:style-name="P58"><text:span text:style-name="T66">S</text:span>ELECT a.parent_id, a.score, b.parent_id, b.score from f1<text:span text:style-name="T60">4</text:span> AS a, (select parent_id, score from f1<text:span text:style-name="T60">4</text:span>) AS b WHERE a.score &gt; 1000 AND a.parent_id LIKE 't3%' AND a.name = b.parent_id AND b.score &gt; a.score ORDER BY b.score DESC <text:span text:style-name="T66">LIMIT 10</text:span>;</text:p>
      <text:p text:style-name="P58"/>
      <text:p text:style-name="P58"/>
      <text:p text:style-name="P58"/>
      <text:p text:style-name="P72">-- set session distributed_join = 'true'</text:p>
      <text:p text:style-name="P64">SELECT count(1) FROM (SELECT a.parent_id, a.score, b.author, b.parent_id, b.score from f14 AS a, (select author, parent_id, score from f14) AS b WHERE a.score &gt; 1000 AND a.parent_id LIKE 't3%' AND a.name = b.parent_id AND b.score &gt; a.score ORDER BY b.score DESC) AS best;</text:p>
      <text:p text:style-name="P64"/>
      <text:p text:style-name="P73">-- set session distributed_join = '<text:span text:style-name="T68">false</text:span>'</text:p>
      <text:p text:style-name="P54">SELECT count(1) FROM (SELECT a.author, a.parent_id, a.score, b.author, b.parent_id, b.subreddit, b.name, b.score, b.link_id from <text:span text:style-name="T68">f09</text:span> AS a, f<text:span text:style-name="T68">09</text:span> AS b WHERE<text:span text:style-name="T54"> <text:s/></text:span>a.score &gt; 1000 AND a.parent_id LIKE 't3%' AND a.name = b.parent_id AND b.score &gt; a.score ORDER BY b.score DESC) AS best;</text:p>
      <text:p text:style-name="P54"/>
      <text:p text:style-name="P54"/>
      <text:p text:style-name="P9"><text:span text:style-name="T32">SELECT author, count(1) as numPosts from </text:span><text:span text:style-name="T34">f09</text:span><text:span text:style-name="T32"> GROUP BY author ORDER BY numPosts </text:span><text:span text:style-name="T36">desc limit </text:span><text:span text:style-name="T39">1</text:span></text:p>
      <text:p text:style-name="P9"/>
      <text:p text:style-name="P9"/>
      <text:p text:style-name="P9">*<text:span text:style-name="T69">Try swap file</text:span></text:p>
      <text:p text:style-name="P9"/>
      <text:p text:style-name="P16"><text:span text:style-name="T8">sudo fallocate -l </text:span><text:span text:style-name="T11">8</text:span><text:span text:style-name="T8">g /var/swapfile </text:span><text:span text:style-name="Source_20_Text"><text:span text:style-name="T14">&amp;&amp;</text:span></text:span></text:p>
      <text:p text:style-name="P99"><text:span text:style-name="Source_20_Text"><text:span text:style-name="T14">sudo chmod 600 /var/swapfile &amp;&amp;</text:span></text:span></text:p>
      <text:p text:style-name="P99"><text:span text:style-name="Source_20_Text"><text:span text:style-name="T14">sudo mkswap /var/swapfile &amp;&amp;</text:span></text:span></text:p>
      <text:p text:style-name="P99"><text:span text:style-name="Source_20_Text"><text:span text:style-name="T14">echo /var/swapfile none swap defaults 0 0 | sudo tee -a /etc/fstab &amp;&amp;</text:span></text:span></text:p>
      <text:p text:style-name="P99"><text:span text:style-name="Source_20_Text"><text:span text:style-name="T14">sudo swapon -a</text:span></text:span></text:p>
      <text:p text:style-name="P10"/>
      <text:p text:style-name="P74">*<text:span text:style-name="T69">Minimal 12</text:span></text:p>
      <text:p text:style-name="P74"/>
      <text:p text:style-name="P74">-- set session distributed_join = 'true'</text:p>
      <text:p text:style-name="P11">SELECT count(1) FROM (SELECT a.score, b.parent_id, b.score from f12 AS a, (select parent_id, score from f12) AS b WHERE a.score &gt; 1000 AND a.name = b.parent_id AND b.score &gt; a.score ORDER BY b.score DESC) AS best;</text:p>
      <text:p text:style-name="P11"/>
      <text:p text:style-name="P13">Minimal 14</text:p>
      <text:p text:style-name="P13"/>
      <text:p text:style-name="P75">-- set session distributed_join = 'true'</text:p>
      <text:p text:style-name="P12">SELECT count(1) FROM (SELECT a.score, b.parent_id, b.score from f1<text:span text:style-name="T70">4</text:span> AS a, (select parent_id, score from f1<text:span text:style-name="T70">4</text:span>) AS b WHERE a.score &gt; 1000 AND a.name = b.parent_id AND b.score &gt; a.score ORDER BY b.score DESC) AS best;</text:p>
      <text:p text:style-name="P12"/>
      <text:p text:style-name="P14">SELECT author, avg(score) as avgScore from f12 GROUP BY author ORDER BY avgScore DESC limit 10</text:p>
      <text:p text:style-name="P76">-- set session distributed_join = 'true'</text:p>
      <text:p text:style-name="P14">SELECT a.author, a.parent_id, a.score, b.author, b.parent_id, b.subreddit, b.name, b.score, b.link_id from f12 AS a, f12 AS b WHERE a.score &gt; 1000 AND a.parent_id LIKE 't3%' AND a.name = b.parent_id AND b.score &gt; a.score ORDER BY b.score DESC LIMIT 1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Liberation Mono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Monaco1" svg:font-family="Monaco, 'Courier New', 'DejaVu Sans Mono', 'Bitstream Vera Sans Mono', monospace"/>
    <style:font-face style:name="Monaco" svg:font-family="Monaco, Menlo, Consolas, 'Courier New', monospace"/>
    <style:font-face style:name="Open Sans" svg:font-family="'Open Sans', 'Helvetica Neue', Helvetica, Arial, sans-serif"/>
    <style:font-face style:name="UbuntuBeta Mono" svg:font-family="'UbuntuBeta Mono', 'Ubuntu Mono', 'Courier New', Courier, monospace"/>
    <style:font-face style:name="FreeSans3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21:04:12.439551720</meta:creation-date>
    <dc:date>2016-02-12T16:51:03.289093353</dc:date>
    <meta:editing-duration>P3DT5H47M29S</meta:editing-duration>
    <meta:editing-cycles>24</meta:editing-cycles>
    <meta:generator>LibreOffice/5.0.2.2$Linux_X86_64 LibreOffice_project/00m0$Build-2</meta:generator>
    <meta:document-statistic meta:table-count="0" meta:image-count="0" meta:object-count="0" meta:page-count="9" meta:paragraph-count="266" meta:word-count="2397" meta:character-count="17209" meta:non-whitespace-character-count="14698"/>
  </office:meta>
</office:document-meta>
</file>